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8.4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8.96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7mm"/>
    </style:style>
    <style:style style:name="co7" style:family="table-column">
      <style:table-column-properties fo:break-before="auto" style:column-width="8.11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8.68mm"/>
    </style:style>
    <style:style style:name="co11" style:family="table-column">
      <style:table-column-properties fo:break-before="auto" style:column-width="17.92mm"/>
    </style:style>
    <style:style style:name="co12" style:family="table-column">
      <style:table-column-properties fo:break-before="auto" style:column-width="14.46mm"/>
    </style:style>
    <style:style style:name="co13" style:family="table-column">
      <style:table-column-properties fo:break-before="auto" style:column-width="12.42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false"/>
    </style:style>
    <style:style style:name="ta1" style:family="table" style:master-page-name="PageStyle_5f_Caderno_20_Cubo">
      <style:table-properties table:display="true" style:writing-mode="lr-tb" tableooo:tab-color="#7030a0"/>
    </style:style>
    <style:style style:name="ta2" style:family="table" style:master-page-name="PageStyle_5f_Caderno_20_Cubo">
      <style:table-properties table:display="true" style:writing-mode="lr-tb" tableooo:tab-color="#ff0000"/>
    </style:style>
    <style:style style:name="ta3" style:family="table" style:master-page-name="PageStyle_5f_Caderno_20_Cubo">
      <style:table-properties table:display="true" style:writing-mode="lr-tb" tableooo:tab-color="#ff8000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fo:color="#000000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 Jr 2013 Fundunesp (78%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o servidor inicia um novo processo para cada conexão com um cliente.</text:p>
          </table:table-cell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diagrama de Venn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?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D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displicência é apatia, tédio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linha de vida, diagrama de sequencia, UML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A?</text:p>
          </table:table-cell>
          <table:table-cell table:style-name="ce42"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Campus Party!</text:p>
          </table:table-cell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raciocinio logico, preposição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D?</text:p>
          </table:table-cell>
          <table:table-cell office:value-type="string" calcext:value-type="string">
            <text:p>entidades fracas não possuem atributos capazes de formar a chave primária do conjunto de entidades</text:p>
          </table:table-cell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?</text:p>
          </table:table-cell>
          <table:table-cell office:value-type="string" calcext:value-type="string">
            <text:p>Para criar um Servlet que processará as requisições HTTP deve-se criar uma classe que estenda a classe Http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raciocinio logico, preposiçã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?</text:p>
          </table:table-cell>
          <table:table-cell office:value-type="string" calcext:value-type="string">
            <text:p>a classe ServletRequest define um objeto que fornecerá informações sobre a requisição feita pelo cliente ao 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C?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E!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16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33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20 min</text:p>
          </table:table-cell>
          <table:covered-table-cell table:style-name="Default"/>
          <table:table-cell/>
          <table:table-cell table:style-name="ce49" office:value-type="string" calcext:value-type="string" table:number-columns-spanned="2" table:number-rows-spanned="1">
            <text:p>22 min</text:p>
          </table:table-cell>
          <table:covered-table-cell/>
          <table:table-cell/>
          <table:table-cell table:style-name="ce49" office:value-type="string" calcext:value-type="string" table:number-columns-spanned="5" table:number-rows-spanned="1">
            <text:p>39 min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2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42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" calcext:value-type="float">
            <text:p>3</text:p>
          </table:table-cell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8"/>
          <table:table-cell table:style-name="ce42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2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994"/>
          <table:table-cell table:style-name="Default" table:number-columns-repeated="12"/>
        </table:table-row>
        <table:table-row table:style-name="ro2">
          <table:table-cell/>
          <table:table-cell table:style-name="ce10"/>
          <table:table-cell table:style-name="ce42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de Sistemas Jr - Presidente Prudente (%)" table:style-name="ta2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2" table:default-cell-style-name="ce1"/>
        <table:table-column table:style-name="co2" table:default-cell-style-name="ce1"/>
        <table:table-column table:style-name="co4" table:default-cell-style-name="ce2"/>
        <table:table-column table:style-name="co13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2"/>
          <table:table-cell table:style-name="ce59"/>
          <table:table-cell table:number-columns-repeated="1021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63" office:value-type="string" calcext:value-type="string">
            <text:p>a ou e</text:p>
          </table:table-cell>
          <table:table-cell office:value-type="string" calcext:value-type="string">
            <text:p>No SGBD SQL Server,  o formato de horário como</text:p>
            <text:p>Time(7) configura a precisão da casa dos segundos. Exemplo: 14:25:30.5678912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5" office:value-type="string" calcext:value-type="string">
            <text:p>d?</text:p>
          </table:table-cell>
          <table:table-cell office:value-type="string" calcext:value-type="string">
            <text:p>Criar usuário no SGBD SQL Server, pedindo para alterar senha no primeiro acesso: CREATE LOGIN teste WITH PASSWORD = ‘pencil’ MUST CHANGE;</text:p>
          </table:table-cell>
          <table:table-cell table:style-name="ce4" office:value-type="float" office:value="52" calcext:value-type="float">
            <text:p>52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O método main() deve ser público, ESTÁTICO e sem retorno</text:p>
          </table:table-cell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 ou b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42"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A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e?</text:p>
          </table:table-cell>
          <table:table-cell office:value-type="string" calcext:value-type="string">
            <text:p>#IMPLIED define atributo XML como opciona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4" office:value-type="string" calcext:value-type="string">
            <text:p>B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a?</text:p>
          </table:table-cell>
          <table:table-cell office:value-type="string" calcext:value-type="string">
            <text:p>Vc precisa aprender sobre &lt;coleções&gt;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c?</text:p>
          </table:table-cell>
          <table:table-cell office:value-type="string" calcext:value-type="string">
            <text:p>elementos diagram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<text:s/>verbo aumentar é VTD, OBJETO Direto é ‘a’ (e não ‘lhe’)</text:p>
          </table:table-cell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4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usando typecasting para ESPECIALZAR um objeto/vetor heterogêneo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4"/>
          <table:table-cell/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b ou e?</text:p>
          </table:table-cell>
          <table:table-cell office:value-type="string" calcext:value-type="string">
            <text:p>No Java, se for usar a variável local que está dentro duma estrutura FOREACH, é preciso inicializá-la logo em seguida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4" office:value-type="string" calcext:value-type="string">
            <text:p>D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a?</text:p>
          </table:table-cell>
          <table:table-cell office:value-type="string" calcext:value-type="string">
            <text:p>aprendi AutoBoxing em Java (conversão classes Wrapper)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38"/>
          <table:table-cell/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A</text:p>
          </table:table-cell>
          <table:table-cell office:value-type="string" calcext:value-type="string">
            <text:p>concatenação em Java. Exemplo: String z = 15 + 8 + “Kal-El” + 15 + 8; z terá valor de “23Kal-El158”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ce61" office:value-type="time" office:time-value="PT13H51M00S" calcext:value-type="time" table:number-columns-spanned="2" table:number-rows-spanned="1">
            <text:p>13:51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2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2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2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2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2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0"/>
          <table:table-cell table:style-name="Default" table:number-columns-repeated="7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unesp (%)" table:style-name="ta3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/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/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/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42"/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24"/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4"/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4"/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4"/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38"/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38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2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2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2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2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2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6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3:12:10.28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derno_20_Cubo_20_prévia" style:display-name="PageStyle_Caderno Cubo prév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granrio_20_2005_20__28_75_25__29_" style:display-name="PageStyle_Cesgranrio 2005 (7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2008_20__28_86_25__29_" style:display-name="PageStyle_Cespe 2008 (86%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2008_20_Analista_20__28_82_25__29_" style:display-name="PageStyle_Cespe 2008 Analista (82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CC_20_2012_20__28_84_25__29_" style:display-name="PageStyle_FCC 2012 (8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derno_20_Cubo" style:display-name="PageStyle_Caderno Cu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6_20__28_61_25__29_" style:display-name="PageStyle_Cespe TRE 2016 (6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5_20__28_69_25__29_" style:display-name="PageStyle_Cespe TRE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TRE_20_-_20_2015_20__28_65_25__29_" style:display-name="PageStyle_Cespe - TRE - 2015 (6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8_20_Analista_20_-_20_Direito_20__28_74_25__29_" style:display-name="PageStyle_2008 Analista - Direit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CPRM_20_-_20_2016_20__28_90_25__29_" style:display-name="PageStyle_Cespe - CPRM - 2016 (9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B_20_-_20_2015_20__28_69_25__29_" style:display-name="PageStyle_Cespe - FUB -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npresp_20_-_20_2016_20__28_80_25__29_" style:display-name="PageStyle_Cespe - Funpresp - 2016 (8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Ética_20__28_89_25__29_" style:display-name="PageStyle_Ética (8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2_20_-_20_Previdenciário_20__28_88_25__29_" style:display-name="PageStyle_Aula 02 - Previdenciário (88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3_20_-_20_Previdenciário_20__28_74_25__29_" style:display-name="PageStyle_Aula 03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4_20_-_20_Previdenciário_20__28_90_25__29_" style:display-name="PageStyle_Aula 04 - Previdenciário (90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la_20_01_20_-_20_Previdenciário_20__28__25__29_" style:display-name="PageStyle_Aula 01 - Previdenciário (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DPU_20_2016_20__28_81_25__29_" style:display-name="PageStyle_Cespe DPU 2016 (8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6_20_-_20_Previdenciário_20__28_92_25__29_" style:display-name="PageStyle_Aula 06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5_20_-_20_Previdenciário_20__28_74_25__29_" style:display-name="PageStyle_Aula 05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8_20_-_20_Previdenciário_20__28_87_25__29_" style:display-name="PageStyle_Aula 08 - Previdenciário (87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7_20_-_20_Previdenciário_20__28_92_25__29_" style:display-name="PageStyle_Aula 07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9_20_-_20_LOAS_20__28_86_25__29_" style:display-name="PageStyle_Aula 09 - LOAS (86%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1-09-29T23:45:37.664000000</dc:date>
    <meta:generator>LibreOffice/6.1.4.2$Windows_X86_64 LibreOffice_project/9d0f32d1f0b509096fd65e0d4bec26ddd1938fd3</meta:generator>
    <meta:editing-duration>PT15H51M55S</meta:editing-duration>
    <meta:editing-cycles>7</meta:editing-cycles>
    <meta:document-statistic meta:table-count="3" meta:cell-count="30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